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pitch="variable"/>
    <style:font-face style:name="StarSymbol" svg:font-family="Star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cm" style:auto-text-indent="false"/>
      <style:text-properties officeooo:paragraph-rsid="0018f176"/>
    </style:style>
    <style:style style:name="P3" style:family="paragraph" style:parent-style-name="Standard">
      <style:paragraph-properties fo:margin-left="0cm" fo:margin-right="0cm" fo:text-align="justify" style:justify-single-word="false" fo:text-indent="0cm" style:auto-text-indent="false"/>
      <style:text-properties officeooo:rsid="001ca2be" officeooo:paragraph-rsid="001ca2be"/>
    </style:style>
    <style:style style:name="P4" style:family="paragraph" style:parent-style-name="Heading_20_4" style:list-style-name="">
      <style:paragraph-properties fo:text-align="center" style:justify-single-word="false"/>
    </style:style>
    <style:style style:name="P5" style:family="paragraph" style:parent-style-name="Heading_20_1">
      <style:text-properties fo:font-size="12pt" style:font-size-asian="12pt" style:font-size-complex="12pt"/>
    </style:style>
    <style:style style:name="P6" style:family="paragraph" style:parent-style-name="Heading_20_1">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7" style:family="paragraph" style:parent-style-name="Standard" style:master-page-name="Standard">
      <style:paragraph-properties fo:text-align="center" style:justify-single-word="false" style:page-number="auto"/>
    </style:style>
    <style:style style:name="P8" style:family="paragraph" style:parent-style-name="Standard">
      <style:paragraph-properties fo:margin-left="0cm" fo:margin-right="0cm" fo:text-align="justify" style:justify-single-word="false" fo:text-indent="0cm" style:auto-text-indent="false"/>
      <style:text-properties style:use-window-font-color="true" loext:opacity="0%" style:font-name="Times" fo:font-size="12pt" fo:language="fr" fo:country="FR" officeooo:rsid="001ca2be" officeooo:paragraph-rsid="001ca2be" style:font-name-asian="Times New Roman" style:font-size-asian="12pt" style:font-name-complex="Times" style:font-size-complex="10pt" style:language-complex="ar" style:country-complex="SA"/>
    </style:style>
    <style:style style:name="P9" style:family="paragraph" style:parent-style-name="Standard">
      <style:paragraph-properties fo:margin-left="0cm" fo:margin-right="0cm" fo:text-align="justify" style:justify-single-word="false" fo:text-indent="0cm" style:auto-text-indent="false"/>
      <style:text-properties officeooo:paragraph-rsid="001eb56b"/>
    </style:style>
    <style:style style:name="P10" style:family="paragraph" style:parent-style-name="Standard">
      <style:paragraph-properties fo:margin-left="0cm" fo:margin-right="0cm" fo:text-align="justify" style:justify-single-word="false" fo:text-indent="0cm" style:auto-text-indent="false"/>
      <style:text-properties officeooo:paragraph-rsid="001b3df4"/>
    </style:style>
    <style:style style:name="P11" style:family="paragraph" style:parent-style-name="Standard">
      <style:paragraph-properties fo:margin-left="0cm" fo:margin-right="0cm" fo:text-align="justify" style:justify-single-word="false" fo:text-indent="0cm" style:auto-text-indent="false"/>
      <style:text-properties officeooo:rsid="001ca2be" officeooo:paragraph-rsid="001eb56b"/>
    </style:style>
    <style:style style:name="P12" style:family="paragraph" style:parent-style-name="Standard">
      <style:paragraph-properties fo:margin-left="0cm" fo:margin-right="0cm" fo:text-align="justify" style:justify-single-word="false" fo:text-indent="0cm" style:auto-text-indent="false"/>
      <style:text-properties officeooo:rsid="001ca2be" officeooo:paragraph-rsid="001ca2be"/>
    </style:style>
    <style:style style:name="P13" style:family="paragraph" style:parent-style-name="Standard">
      <style:paragraph-properties fo:margin-left="0cm" fo:margin-right="0cm" fo:text-align="justify" style:justify-single-word="false" fo:text-indent="0cm" style:auto-text-indent="false"/>
      <style:text-properties officeooo:rsid="001eb56b" officeooo:paragraph-rsid="001eb56b"/>
    </style:style>
    <style:style style:name="P14" style:family="paragraph" style:parent-style-name="Text_20_body">
      <style:paragraph-properties fo:text-align="center" style:justify-single-word="false"/>
    </style:style>
    <style:style style:name="P15" style:family="paragraph" style:parent-style-name="Text_20_body">
      <style:paragraph-properties fo:margin-left="3.81cm" fo:margin-right="3.81cm" fo:margin-top="0.176cm" fo:margin-bottom="0.176cm" style:contextual-spacing="false" fo:text-align="center" style:justify-single-word="false" fo:text-indent="0cm" style:auto-text-indent="false"/>
    </style:style>
    <style:style style:name="P16" style:family="paragraph">
      <style:paragraph-properties fo:text-align="center"/>
    </style:style>
    <style:style style:name="P17" style:family="paragraph">
      <style:paragraph-properties fo:margin-left="0.101cm" fo:margin-right="0.101cm" fo:margin-top="0.101cm" fo:margin-bottom="0.101cm" fo:text-indent="0cm"/>
    </style:style>
    <style:style style:name="P18" style:family="paragraph">
      <loext:graphic-properties draw:fill="none" draw:fill-color="#ffffff"/>
      <style:paragraph-properties fo:margin-left="0.101cm" fo:margin-right="0.101cm" fo:margin-top="0.101cm" fo:margin-bottom="0.101cm" fo:text-indent="0cm" style:writing-mode="lr-tb"/>
    </style:style>
    <style:style style:name="P19" style:family="paragraph">
      <loext:graphic-properties draw:fill="none"/>
    </style:style>
    <style:style style:name="P20" style:family="paragraph">
      <style:paragraph-properties fo:margin-left="0cm" fo:margin-right="0cm" fo:text-align="justify" fo:text-indent="0cm"/>
    </style:style>
    <style:style style:name="P21" style:family="paragraph">
      <loext:graphic-properties draw:fill="none" draw:fill-color="#ffffff"/>
      <style:paragraph-properties fo:margin-left="0cm" fo:margin-right="0cm" fo:text-align="justify" fo:text-indent="0cm" style:writing-mode="lr-tb"/>
      <style:text-properties fo:font-size="6pt" style:font-size-asian="6pt" style:font-size-complex="6pt"/>
    </style:style>
    <style:style style:name="P22" style:family="paragraph">
      <loext:graphic-properties draw:fill="none" draw:fill-color="#ffffff"/>
      <style:paragraph-properties fo:margin-left="0cm" fo:margin-right="0cm" fo:text-align="justify" fo:text-indent="0cm" style:writing-mode="lr-tb"/>
      <style:text-properties fo:font-size="12pt" style:font-size-asian="12pt" style:font-size-complex="10pt"/>
    </style:style>
    <style:style style:name="T1" style:family="text">
      <style:text-properties fo:font-weight="bold" style:font-weight-asian="bold" style:font-weight-complex="bold"/>
    </style:style>
    <style:style style:name="T2" style:family="text">
      <style:text-properties fo:font-weight="bold" officeooo:rsid="001eb56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b56b" style:font-style-asian="italic" style:font-style-complex="italic"/>
    </style:style>
    <style:style style:name="T5" style:family="text">
      <style:text-properties officeooo:rsid="0018f176"/>
    </style:style>
    <style:style style:name="T6" style:family="text">
      <style:text-properties fo:color="#000080" loext:opacity="100%" style:font-name="Times New Roman" fo:font-size="12pt" fo:language="fr" fo:country="FR" style:text-underline-style="solid" style:text-underline-width="auto" style:text-underline-color="font-color" fo:font-weight="bold" officeooo:rsid="0018f176" style:font-name-asian="Lucida Sans Unicode" style:font-size-asian="12pt" style:font-weight-asian="bold" style:font-name-complex="Tahoma1" style:font-size-complex="12pt" style:language-complex="ar" style:country-complex="SA" style:font-weight-complex="bold"/>
    </style:style>
    <style:style style:name="T7" style:family="text">
      <style:text-properties fo:font-size="20pt" fo:font-weight="bold" style:font-size-asian="20pt" style:font-weight-asian="bold" style:font-size-complex="20pt"/>
    </style:style>
    <style:style style:name="T8" style:family="text">
      <style:text-properties style:use-window-font-color="true" loext:opacity="0%" style:font-name="Times" fo:font-size="20pt" fo:language="fr" fo:country="FR" fo:font-weight="bold" officeooo:rsid="0018f176" style:font-name-asian="Times New Roman" style:font-size-asian="20pt" style:font-weight-asian="bold" style:font-name-complex="Times" style:font-size-complex="20pt" style:language-complex="ar" style:country-complex="SA"/>
    </style:style>
    <style:style style:name="T9" style:family="text">
      <style:text-properties style:use-window-font-color="true" loext:opacity="0%" style:font-name="Times" fo:font-size="12pt" fo:language="fr" fo:country="FR" officeooo:rsid="001ca2be" style:font-name-asian="Times New Roman" style:font-size-asian="12pt" style:font-name-complex="Times" style:font-size-complex="10pt" style:language-complex="ar" style:country-complex="SA"/>
    </style:style>
    <style:style style:name="T10" style:family="text">
      <style:text-properties officeooo:rsid="001ca2be"/>
    </style:style>
    <style:style style:name="T11" style:family="text">
      <style:text-properties officeooo:rsid="001dd45d"/>
    </style:style>
    <style:style style:name="T12" style:family="text">
      <style:text-properties officeooo:rsid="001eb56b"/>
    </style:style>
    <style:style style:name="T13" style:family="text">
      <style:text-properties officeooo:rsid="001b3df4"/>
    </style:style>
    <style:style style:name="T14" style:family="text">
      <style:text-properties fo:font-size="6pt" style:font-size-asian="6pt" style:font-size-complex="6pt"/>
    </style:style>
    <style:style style:name="T15" style:family="text">
      <style:text-properties fo:font-size="10pt" style:font-size-asian="10pt" style:font-size-complex="10pt"/>
    </style:style>
    <style:style style:name="gr1" style:family="graphic">
      <style:graphic-properties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tyle:run-through="foreground"/>
    </style:style>
    <style:style style:name="gr5" style:family="graphic">
      <style:graphic-properties draw:fill="none" draw:textarea-horizontal-align="justify" draw:textarea-vertical-align="middle" draw:auto-grow-height="false" fo:min-height="0.423cm" fo:min-width="0.847cm" style:run-through="foreground"/>
    </style:style>
    <style:style style:name="gr6" style:family="graphic">
      <style:graphic-properties draw:stroke="none" svg:stroke-color="#000000" draw:fill="none" draw:fill-color="#ffffff" fo:min-height="0.335cm" style:run-through="foreground"/>
      <style:paragraph-properties style:writing-mode="lr-tb"/>
    </style:style>
    <style:style style:name="gr7" style:family="graphic">
      <style:graphic-properties draw:stroke="none" svg:stroke-color="#000000" draw:fill="none" draw:fill-color="#ffffff" fo:min-height="0.5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7">Process </text:span><text:span text:style-name="T8">practicle work</text:span></text:p>
      <text:h text:style-name="P14" text:outline-level="4"/>
      <text:h text:style-name="P4" text:outline-level="4">Daniel Hagimont</text:h>
      <text:h text:style-name="P4" text:outline-level="4"><text:a xlink:type="simple" xlink:href="mailto:Daniel.Hagimont@enseeiht.fr" text:style-name="Internet_20_link" text:visited-style-name="Visited_20_Internet_20_Link">Daniel.Hagimont@</text:a><text:a xlink:type="simple" xlink:href="mailto:Daniel.Hagimont@enseeiht.fr" text:style-name="Internet_20_link" text:visited-style-name="Visited_20_Internet_20_Link"><text:span text:style-name="T6">irit</text:span></text:a><text:a xlink:type="simple" xlink:href="mailto:Daniel.Hagimont@enseeiht.fr" text:style-name="Internet_20_link" text:visited-style-name="Visited_20_Internet_20_Link">.fr</text:a></text:h>
      <text:h text:style-name="P4" text:outline-level="4">USTH</text:h>
      <text:h text:style-name="P15" text:outline-level="4"/>
      <text:h text:style-name="P5" text:outline-level="1">Objectives</text:h>
      <text:p text:style-name="P1">The objective of this exercise is to use Unix process management APIs and Unix pipes for implementing a simple shell (such as bash). This shell should allow the execution of binaries (such as ls, pwd, grep or your shell itself) and it should also allow to cascade such executions with pipes.</text:p>
      <text:h text:style-name="P6" text:outline-level="1">Reading the shell input</text:h>
      <text:p text:style-name="P9">You are given a module which implement the reading and analysis of the shell input. This module (readcmd.c/readcmd.h) provides a <text:span text:style-name="T1">readc</text:span><text:span text:style-name="T2">om</text:span><text:span text:style-name="T1">m</text:span><text:span text:style-name="T2">an</text:span><text:span text:style-name="T1">d</text:span> function which returns a pointer to a <text:span text:style-name="T12">table of table of strings. This represents a sequence of commands where each command's output is linked to the input of the next command by a pipe. A command is an array of strings (</text:span><text:span text:style-name="T4">char **</text:span><text:span text:style-name="T12">), whose last item is a null pointer. A sequence is an array of commands (</text:span><text:span text:style-name="T4">char ***</text:span><text:span text:style-name="T12">), whose last item is a null pointer.</text:span></text:p>
      <text:p text:style-name="P1"/>
      <text:p text:style-name="P2"><text:span text:style-name="T5">Here is the structure </text:span><text:span text:style-name="T12">returned by </text:span><text:span text:style-name="T2">readcommand</text:span><text:span text:style-name="T12"> </text:span><text:span text:style-name="T5">for a "ps -ef | grep firefox" command:</text:span></text:p>
      <text:p text:style-name="P2"/>
      <text:p text:style-name="P2"/>
      <text:p text:style-name="P2"><draw:g text:anchor-type="paragraph" draw:z-index="5" draw:name="Forme1" draw:style-name="gr3"><draw:g draw:style-name="gr4"><draw:custom-shape draw:name="Forme3" draw:style-name="gr5" draw:text-style-name="P19" svg:width="0.847cm" svg:height="0.424cm" svg:x="4.814cm" svg:y="0.25cm"><text:p/><draw:enhanced-geometry svg:viewBox="0 0 21600 21600" draw:type="rectangle" draw:enhanced-path="M 0 0 L 21600 0 21600 21600 0 21600 0 0 Z N"/></draw:custom-shape><draw:custom-shape draw:name="Forme3_0" draw:style-name="gr5" draw:text-style-name="P19" svg:width="0.847cm" svg:height="0.424cm" svg:x="4.814cm" svg:y="0.673cm"><text:p/><draw:enhanced-geometry svg:viewBox="0 0 21600 21600" draw:type="rectangle" draw:enhanced-path="M 0 0 L 21600 0 21600 21600 0 21600 0 0 Z N"/></draw:custom-shape><draw:custom-shape draw:name="Forme3_1" draw:style-name="gr5" draw:text-style-name="P19" svg:width="0.847cm" svg:height="0.424cm" svg:x="4.814cm" svg:y="1.097cm"><text:p/><draw:enhanced-geometry svg:viewBox="0 0 21600 21600" draw:type="rectangle" draw:enhanced-path="M 0 0 L 21600 0 21600 21600 0 21600 0 0 Z N"/></draw:custom-shape></draw:g><draw:frame draw:name="Forme1_0" draw:style-name="gr6" draw:text-style-name="P21" svg:width="0.653cm" svg:height="0.336cm" svg:x="4.92cm" svg:y="1.185cm"><draw:text-box><text:p text:style-name="P20"><text:span text:style-name="T14">NULL</text:span></text:p></draw:text-box></draw:frame></draw:g><draw:g text:anchor-type="paragraph" draw:z-index="7" draw:name="Forme2" draw:style-name="gr3"><draw:g draw:style-name="gr4"><draw:custom-shape draw:name="Forme3" draw:style-name="gr5" draw:text-style-name="P19" svg:width="0.847cm" svg:height="0.424cm" svg:x="4.814cm" svg:y="2.251cm"><text:p/><draw:enhanced-geometry svg:viewBox="0 0 21600 21600" draw:type="rectangle" draw:enhanced-path="M 0 0 L 21600 0 21600 21600 0 21600 0 0 Z N"/></draw:custom-shape><draw:custom-shape draw:name="Forme3_0" draw:style-name="gr5" draw:text-style-name="P19" svg:width="0.847cm" svg:height="0.424cm" svg:x="4.814cm" svg:y="2.674cm"><text:p/><draw:enhanced-geometry svg:viewBox="0 0 21600 21600" draw:type="rectangle" draw:enhanced-path="M 0 0 L 21600 0 21600 21600 0 21600 0 0 Z N"/></draw:custom-shape><draw:custom-shape draw:name="Forme3_1" draw:style-name="gr5" draw:text-style-name="P19" svg:width="0.847cm" svg:height="0.424cm" svg:x="4.814cm" svg:y="3.098cm"><text:p/><draw:enhanced-geometry svg:viewBox="0 0 21600 21600" draw:type="rectangle" draw:enhanced-path="M 0 0 L 21600 0 21600 21600 0 21600 0 0 Z N"/></draw:custom-shape></draw:g><draw:frame draw:name="Forme1_0" draw:style-name="gr6" draw:text-style-name="P21" svg:width="0.653cm" svg:height="0.336cm" svg:x="4.92cm" svg:y="3.186cm"><draw:text-box><text:p text:style-name="P20"><text:span text:style-name="T14">NULL</text:span></text:p></draw:text-box></draw:frame></draw:g><draw:frame text:anchor-type="paragraph" draw:z-index="0" draw:name="Forme1" draw:style-name="gr7" draw:text-style-name="P22" svg:width="0.847cm" svg:height="0.512cm" svg:x="0.633cm" svg:y="0.145cm"><draw:text-box><text:p text:style-name="P20"><text:span text:style-name="T15">cmd</text:span></text:p></draw:text-box></draw:frame><draw:frame text:anchor-type="paragraph" draw:z-index="1" draw:name="Forme2" draw:style-name="gr2" draw:text-style-name="P18" svg:width="0.583cm" svg:height="0.548cm" svg:x="6.772cm" svg:y="0.145cm"><draw:text-box><text:p text:style-name="P17">ps</text:p></draw:text-box></draw:frame><draw:line text:anchor-type="paragraph" draw:z-index="3" draw:name="Forme4" draw:style-name="gr1" draw:text-style-name="P16" svg:x1="5.29cm" svg:y1="0.493cm" svg:x2="6.772cm" svg:y2="0.422cm"><text:p/></draw:line><draw:line text:anchor-type="paragraph" draw:z-index="12" draw:name="Forme4_2" draw:style-name="gr1" draw:text-style-name="P16" svg:x1="2.82cm" svg:y1="1.397cm" svg:x2="4.672cm" svg:y2="0.374cm"><text:p/></draw:line><draw:line text:anchor-type="paragraph" draw:z-index="14" draw:name="Forme4_5" draw:style-name="gr1" draw:text-style-name="P16" svg:x1="1.48cm" svg:y1="0.374cm" svg:x2="2.256cm" svg:y2="1.097cm"><text:p/></draw:line></text:p>
      <text:p text:style-name="P2"><draw:frame text:anchor-type="paragraph" draw:z-index="2" draw:name="Forme2_0" draw:style-name="gr2" draw:text-style-name="P18" svg:width="0.742cm" svg:height="0.548cm" svg:x="6.666cm" svg:y="0.386cm"><draw:text-box><text:p text:style-name="P17">-ef</text:p></draw:text-box></draw:frame></text:p>
      <text:p text:style-name="P2"><draw:g text:anchor-type="paragraph" draw:z-index="6" draw:name="Forme5" draw:style-name="gr3"><draw:g draw:style-name="gr4"><draw:custom-shape draw:name="Forme3" draw:style-name="gr5" draw:text-style-name="P19" svg:width="0.847cm" svg:height="0.424cm" svg:x="2.415cm" svg:y="0.321cm"><text:p/><draw:enhanced-geometry svg:viewBox="0 0 21600 21600" draw:type="rectangle" draw:enhanced-path="M 0 0 L 21600 0 21600 21600 0 21600 0 0 Z N"/></draw:custom-shape><draw:custom-shape draw:name="Forme3_0" draw:style-name="gr5" draw:text-style-name="P19" svg:width="0.847cm" svg:height="0.424cm" svg:x="2.415cm" svg:y="0.744cm"><text:p/><draw:enhanced-geometry svg:viewBox="0 0 21600 21600" draw:type="rectangle" draw:enhanced-path="M 0 0 L 21600 0 21600 21600 0 21600 0 0 Z N"/></draw:custom-shape><draw:custom-shape draw:name="Forme3_1" draw:style-name="gr5" draw:text-style-name="P19" svg:width="0.847cm" svg:height="0.424cm" svg:x="2.415cm" svg:y="1.168cm"><text:p/><draw:enhanced-geometry svg:viewBox="0 0 21600 21600" draw:type="rectangle" draw:enhanced-path="M 0 0 L 21600 0 21600 21600 0 21600 0 0 Z N"/></draw:custom-shape></draw:g><draw:frame draw:name="Forme1_1" draw:style-name="gr6" draw:text-style-name="P21" svg:width="0.653cm" svg:height="0.336cm" svg:x="2.503cm" svg:y="1.256cm"><draw:text-box><text:p text:style-name="P20"><text:span text:style-name="T14">NULL</text:span></text:p></draw:text-box></draw:frame></draw:g><draw:line text:anchor-type="paragraph" draw:z-index="4" draw:name="Forme4_0" draw:style-name="gr1" draw:text-style-name="P16" svg:x1="5.272cm" svg:y1="0.034cm" svg:x2="6.665cm" svg:y2="0.233cm"><text:p/></draw:line></text:p>
      <text:p text:style-name="P2"/>
      <text:p text:style-name="P2"><draw:frame text:anchor-type="paragraph" draw:z-index="8" draw:name="Forme2_1" draw:style-name="gr2" draw:text-style-name="P18" svg:width="1.112cm" svg:height="0.548cm" svg:x="6.595cm" svg:y="0.409cm"><draw:text-box><text:p text:style-name="P17">grep</text:p></draw:text-box></draw:frame><draw:line text:anchor-type="paragraph" draw:z-index="13" draw:name="Forme4_4" draw:style-name="gr1" draw:text-style-name="P16" svg:x1="2.732cm" svg:y1="0.127cm" svg:x2="4.708cm" svg:y2="0.533cm"><text:p/></draw:line></text:p>
      <text:p text:style-name="P2"><draw:line text:anchor-type="paragraph" draw:z-index="10" draw:name="Forme4_1" draw:style-name="gr1" draw:text-style-name="P16" svg:x1="5.255cm" svg:y1="0.357cm" svg:x2="6.596cm" svg:y2="0.286cm"><text:p/></draw:line></text:p>
      <text:p text:style-name="P2"><draw:frame text:anchor-type="paragraph" draw:z-index="9" draw:name="Forme2_2" draw:style-name="gr2" draw:text-style-name="P18" svg:width="1.359cm" svg:height="0.952cm" svg:x="6.525cm" svg:y="0.263cm"><draw:text-box><text:p text:style-name="P17">firefox</text:p></draw:text-box></draw:frame><draw:line text:anchor-type="paragraph" draw:z-index="11" draw:name="Forme4_3" draw:style-name="gr1" draw:text-style-name="P16" svg:x1="5.272cm" svg:y1="0.339cm" svg:x2="6.524cm" svg:y2="0.48cm"><text:p/></draw:line></text:p>
      <text:p text:style-name="P2"/>
      <text:p text:style-name="P2"/>
      <text:p text:style-name="P2"/>
      <text:p text:style-name="P10"><text:span text:style-name="T13">Th</text:span><text:span text:style-name="T12">en, </text:span><text:span text:style-name="T13"><text:s/></text:span><text:span text:style-name="T12">cmd</text:span><text:span text:style-name="T13">[0] and </text:span><text:span text:style-name="T12">cmd</text:span><text:span text:style-name="T13">[1] can be directly passed as parameters to execvp(</text:span><text:span text:style-name="T12">cmd</text:span><text:span text:style-name="T13">[x][0], </text:span><text:span text:style-name="T12">cmd</text:span><text:span text:style-name="T13">[x]) ;</text:span></text:p>
      <text:h text:style-name="P6" text:outline-level="1">Instructions</text:h>
      <text:p text:style-name="P1">You have to implement a shell program which will basically rely on the <text:span text:style-name="T3">readcmd</text:span> module, and the fork, execvp, pipe and dup2 system calls.<text:span text:style-name="T12"> </text:span></text:p>
      <text:p text:style-name="P8"/>
      <text:p text:style-name="P11">You are given template of program (shell-template.c) which implements the general loop of the program <text:span text:style-name="T12">(and the "exit" command). Compile it and test it.</text:span></text:p>
      <text:p text:style-name="P3"/>
      <text:p text:style-name="P13">You have to implement :</text:p>
      <text:p text:style-name="P3">- <text:span text:style-name="T11">the execution of a simple command (e.g. a binary in /bin/)</text:span></text:p>
      <text:p text:style-name="P3">- <text:span text:style-name="T11">the execution of piped commands (e.g. <text:s/>ps -ef | grep firefox | wc -l) … </text:span><text:span text:style-name="T12">do it for only 2 piped commands, it will be enough.</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pitch="variable"/>
    <style:font-face style:name="StarSymbol" svg:font-family="Star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loext:opacity="0%" style:font-name="Times" fo:font-family="Times" style:font-family-generic="roman" style:font-pitch="variable" fo:font-size="12pt" fo:language="fr" fo:country="FR"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Text_20_body" style:display-name="Text body" style:family="paragraph" style:parent-style-name="Standard" style:default-outline-level="4"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4" style:display-name="Heading 4" style:family="paragraph" style:parent-style-name="Heading" style:next-style-name="Text_20_body"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1" style:font-family-complex="Tahoma" style:font-pitch-complex="variable" style:font-size-complex="12pt" style:font-weight-complex="bold"/>
    </style:style>
    <style:style style:name="List" style:family="paragraph" style:parent-style-name="Text_20_body" style:default-outline-level="" style:list-style-name=""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e" style:family="paragraph" style:parent-style-name="Standard">
      <style:paragraph-properties fo:margin-left="0cm" fo:margin-right="0cm" fo:text-align="justify" style:justify-single-word="false" fo:text-indent="0.501cm" style:auto-text-indent="false"/>
    </style:style>
    <style:style style:name="liste" style:family="paragraph" style:parent-style-name="Standard" style:list-style-name="WW8StyleNum">
      <style:paragraph-properties fo:margin-left="1cm" fo:margin-right="0cm" fo:text-align="justify" style:justify-single-word="false" fo:text-indent="-0.499cm" style:auto-text-indent="false"/>
    </style:style>
    <style:style style:name="List_20_Indent" style:display-name="List Indent" style:family="paragraph" style:parent-style-name="Text_20_body" style:default-outline-level="" style:list-style-name="" style:class="text">
      <style:paragraph-properties fo:margin-left="5.001cm" fo:margin-right="0cm" fo:text-indent="-4.5cm" style:auto-text-indent="false">
        <style:tab-stops>
          <style:tab-stop style:position="0cm"/>
        </style:tab-stops>
      </style:paragraph-properties>
    </style:style>
    <style:style style:name="Texte.T.t" style:family="paragraph" style:parent-style-name="Standard">
      <style:paragraph-properties fo:margin-left="0.049cm" fo:margin-right="0cm" fo:margin-top="0.141cm" fo:margin-bottom="0cm" style:contextual-spacing="false" style:line-height-at-least="0.564cm" fo:text-align="justify" style:justify-single-word="false" fo:text-indent="1cm" style:auto-text-indent="false">
        <style:tab-stops>
          <style:tab-stop style:position="0.494cm"/>
          <style:tab-stop style:position="0.988cm"/>
          <style:tab-stop style:position="1.976cm"/>
          <style:tab-stop style:position="2cm"/>
          <style:tab-stop style:position="3cm"/>
          <style:tab-stop style:position="4.001cm"/>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WW8NumSt1z0" style:family="text">
      <style:text-properties style:font-name="Symbol1" fo:font-family="Symbol" style:font-family-generic="roman" style:font-pitch="variable" style:font-charset="x-symbol"/>
    </style:style>
    <style:style style:name="WW-Police_20_par_20_défaut" style:display-name="WW-Police par défau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prefix="*" style:num-format="1" text:start-value="0">
        <style:list-level-properties/>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StyleNum">
      <text:list-level-style-bullet text:level="1" loext:num-list-format="%1%" text:bullet-char="">
        <style:list-level-properties text:min-label-width="0.501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P ObjDup</dc:title>
    <meta:initial-creator>Hagimont</meta:initial-creator>
    <meta:creation-date>1997-01-09T23:09:00</meta:creation-date>
    <dc:date>2024-01-09T11:43:20.141174432</dc:date>
    <dc:language>en-US</dc:language>
    <meta:editing-cycles>63</meta:editing-cycles>
    <meta:editing-duration>P1DT3H16M27S</meta:editing-duration>
    <meta:document-statistic meta:table-count="0" meta:image-count="0" meta:object-count="0" meta:page-count="1" meta:paragraph-count="16" meta:word-count="272" meta:character-count="1559" meta:non-whitespace-character-count="1300"/>
    <meta:user-defined meta:name="Info 1"/>
    <meta:user-defined meta:name="Info 2"/>
    <meta:user-defined meta:name="Info 3"/>
    <meta:user-defined meta:name="Info 4"/>
  </office:meta>
</office:document-meta>
</file>